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size="11pt" fo:language="en" fo:country="US" style:font-size-asian="11pt" style:font-size-complex="11pt"/>
    </style:style>
    <style:style style:name="P3" style:family="paragraph" style:parent-style-name="Standard">
      <style:paragraph-properties fo:text-align="center" style:justify-single-word="false" fo:padding="0.049cm" fo:border-left="none" fo:border-right="none" fo:border-top="none" fo:border-bottom="0.002cm solid #000000" style:shadow="none"/>
      <style:text-properties style:font-name="Times New Roman1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seils de prévention situationnelle (anglais)</text:p>
      <text:p text:style-name="P1"/>
      <text:p text:style-name="P2"><text:bookmark text:name="result_box"/>1-Generalities<text:line-break/><text:line-break/>- Do not travel with the values ​​of business;<text:line-break/>- Keep your valuables in a small bag that will follow you absolutely everywhere;<text:line-break/>- Keep your passport, credit card and money in a belt cover notes around your waist;<text:line-break/>- Use your online bank for some pocket in cash;<text:line-break/>- Keep photocopies of your passport and your tickets will be also on your mailbox or better, a digital safe;<text:line-break/><text:line-break/>2-In the transport (train, subway, bus ...)<text:line-break/><text:line-break/>- Do not leave your luggage unattended<text:line-break/>- Do not leave anything valuable in your main luggage<text:line-break/>- Never buy tickets to scalpers who will make them pay more (up to 10 times their price). Use ATMs and ticket machines in stations and subway stations.<text:line-break/><text:line-break/>3-A Hotel<text:line-break/><text:line-break/>- Use the safe in your room or reception in order to place your money, your jewelry, your passport or your ID<text:line-break/><text:line-break/>4-In public places (restaurants, cafes, ...)<text:line-break/><text:line-break/>- Rather than a backpack, or prefer a fanny pack a small bag worn over the shoulder;<text:line-break/>- Take the little cash with you;<text:line-break/>- Do not place your wallet in the back pockets of your clothes;<text:line-break/>- If an attacker tries to snatch your bag, do not resist, you could be injured;<text:line-break/>- Be wary of individuals who seek to divert your attention to steal your personal effects, including the cafe terrace during cashback distributor or when signing petitions. - - Do not handle public bundles of money and do not change your currency in exchange offices and not with strangers on the street;<text:line-break/>- At the ATM, hide the keyboard before dialing your code, do not get distracted by people you might be a victim of theft;<text:line-break/>- Pay for your purchases with small bills, credit card or checks (of course if they are cleared in France);<text:line-break/>- Do not wear jewelry too valuable ostentatiously;<text:line-break/>- Do not leave your means of payment in cloakrooms or in your coat on a chair (at restaurant or in cafés for instance), a pickpocket could sit behind you and steal your belongings;<text:line-break/>- Never put your bag at your feet;<text:line-break/>- Do not leave your mobile phone or your wallet on the coffee table or restaurant;<text:line-break/>- Do not store your phone in an outside pocket of your bag or clothing, do not lend it to a stranger.<text:line-break/><text:line-break/>5-Parking one's car in a parking lot<text:line-break/><text:line-break/>- Lock doors and trunk and be sure to close the windows of your vehicle;<text:line-break/>- Do not leave valuables in evidence (mobile phone, camera, clothing, bag, etc.).<text:line-break/><text:line-break/>6-You are a victim of theft<text:line-break/><text:line-break/>-Take Contact your embassy (perform list and addresses of embassies and consulates with geolocation)<text:line-break/>-Make a complaint with the police or the nearest police station (integrate the list of police stations and gendarmerie brigades with geolocation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0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="Arial" fo:font-size="10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0pt" style:font-size-asian="12pt" style:font-name-complex="Lohit Hindi1"/>
    </style:style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4:14:27.717046777</meta:creation-date>
    <dc:date>2016-05-12T22:05:51.46</dc:date>
    <meta:editing-duration>PT50M35S</meta:editing-duration>
    <meta:editing-cycles>9</meta:editing-cycles>
    <meta:generator>OpenOffice/4.0.1$Win32 OpenOffice.org_project/401m5$Build-9714</meta:generator>
    <meta:document-statistic meta:table-count="0" meta:image-count="0" meta:object-count="0" meta:page-count="1" meta:paragraph-count="2" meta:word-count="471" meta:character-count="2613"/>
  </office:meta>
</office:document-meta>
</file>